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02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38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2.129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r6" style:family="presentation" style:parent-style-name="Default6-notes">
      <style:graphic-properties draw:fill-color="#ffffff" draw:auto-grow-height="true" fo:min-height="12.572cm"/>
    </style:style>
    <style:style style:name="pr7" style:family="presentation" style:parent-style-name="Default7-notes">
      <style:graphic-properties draw:fill-color="#ffffff" draw:auto-grow-height="true" fo:min-height="12.572cm"/>
    </style:style>
    <style:style style:name="pr8" style:family="presentation" style:parent-style-name="Default8-notes">
      <style:graphic-properties draw:fill-color="#ffffff" draw:auto-grow-height="true" fo:min-height="12.572cm"/>
    </style:style>
    <style:style style:name="pr9" style:family="presentation" style:parent-style-name="Default9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26pt" fo:text-shadow="1pt 1pt" style:font-size-asian="26pt" style:font-size-complex="26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26pt" fo:text-shadow="1pt 1pt" style:font-size-asian="26pt" style:font-size-complex="26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margin-top="0cm" fo:margin-bottom="0cm" fo:text-indent="0cm" style:text-autospace="none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00" style:font-name="Segoe UI" fo:font-size="36pt" fo:text-shadow="none" fo:font-weight="normal" style:font-name-asian="Segoe UI1" style:font-size-asian="36pt" style:font-weight-asian="normal" style:font-name-complex="Segoe UI1" style:font-size-complex="36pt" style:font-weight-complex="normal"/>
    </style:style>
    <style:style style:name="T4" style:family="text">
      <style:text-properties fo:color="#000000" style:font-name="Segoe UI" fo:font-size="36pt" fo:text-shadow="none" fo:font-weight="bold" style:font-name-asian="Segoe UI1" style:font-size-asian="36pt" style:font-weight-asian="bold" style:font-name-complex="Segoe UI1" style:font-size-complex="36pt" style:font-weight-complex="bold"/>
    </style:style>
    <style:style style:name="T5" style:family="text">
      <style:text-properties fo:color="#ffffff" style:font-name="Segoe UI" fo:font-size="26pt" fo:text-shadow="1pt 1pt" style:font-name-asian="Segoe UI1" style:font-size-asian="26pt" style:font-name-complex="Segoe UI1" style:font-size-complex="26pt"/>
    </style:style>
    <style:style style:name="T6" style:family="text">
      <style:text-properties fo:color="#ffffff" style:font-name="Segoe UI" fo:font-size="16pt" fo:text-shadow="1pt 1pt" style:font-name-asian="Segoe UI1" style:font-size-asian="16pt" style:font-name-complex="Segoe UI1" style:font-size-complex="16pt"/>
    </style:style>
    <style:style style:name="T7" style:family="text">
      <style:text-properties fo:color="#ffffff" style:font-name="Segoe UI Semibold" fo:font-size="20pt" fo:text-shadow="1pt 1pt" style:font-name-asian="Segoe UI1" style:font-size-asian="20pt" style:font-name-complex="Segoe UI1" style:font-size-complex="20pt"/>
    </style:style>
    <style:style style:name="T8" style:family="text">
      <style:text-properties fo:color="#000000" style:font-name="Segoe UI Semibold" fo:font-size="20pt" fo:text-shadow="none" style:font-name-asian="Segoe UI1" style:font-size-asian="20pt" style:font-name-complex="Segoe UI1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4.638cm" svg:height="3.063cm" svg:x="1.524cm" svg:y="0.508cm">
          <draw:text-box>
            <text:p text:style-name="P1"><text:span text:style-name="T1">HYMN #683</text:span></text:p>
            <text:p text:style-name="P1"><text:span text:style-name="T2">“</text:span><text:span text:style-name="T2">Jesus, Thy Boundless Love to Me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2">
        <draw:frame draw:style-name="gr3" draw:text-style-name="P4" draw:layer="layout" svg:width="25.4cm" svg:height="7.277cm" svg:x="1.27cm" svg:y="0.762cm">
          <draw:text-box>
            <text:p text:style-name="P1"><text:span text:style-name="T3">1. </text:span><text:span text:style-name="T4">Jesus, Thy boundless love to me</text:span><text:span text:style-name="T4"><text:line-break/></text:span><text:span text:style-name="T4">No thought can reach, no tongue declare;</text:span><text:span text:style-name="T4"><text:line-break/></text:span><text:span text:style-name="T4">Unite my thankful heart to Thee,</text:span><text:span text:style-name="T4"><text:line-break/></text:span><text:span text:style-name="T4">And reign without a rival ther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3">
        <draw:frame draw:style-name="gr4" draw:text-style-name="P4" draw:layer="layout" svg:width="24.638cm" svg:height="4.064cm" svg:x="1.524cm" svg:y="0.777cm">
          <draw:text-box>
            <text:p text:style-name="P1"><text:span text:style-name="T4">Thine wholly, Thine alone I am;</text:span><text:span text:style-name="T4"><text:line-break/></text:span><text:span text:style-name="T4">Be Thou alone my constant fla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4">
        <draw:frame draw:style-name="gr5" draw:text-style-name="P4" draw:layer="layout" svg:width="24.638cm" svg:height="7.011cm" svg:x="1.524cm" svg:y="0.762cm">
          <draw:text-box>
            <text:p text:style-name="P1"><text:span text:style-name="T3">2. </text:span><text:span text:style-name="T4">O grant that nothing in my soul</text:span><text:span text:style-name="T4"><text:line-break/></text:span><text:span text:style-name="T4">May dwell, but Thy pure love alone;</text:span><text:span text:style-name="T4"><text:line-break/></text:span><text:span text:style-name="T4">Oh, may Thy love possess me whole,</text:span><text:span text:style-name="T4"><text:line-break/></text:span><text:span text:style-name="T4">My joy, my treasure, and my crown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5">
        <draw:frame draw:style-name="gr6" draw:text-style-name="P5" draw:layer="layout" svg:width="24.638cm" svg:height="3.631cm" svg:x="1.524cm" svg:y="0.665cm">
          <draw:text-box>
            <text:p text:style-name="P1"><text:span text:style-name="T4">All coldness from my heart remove;</text:span><text:span text:style-name="T4"><text:line-break/></text:span><text:span text:style-name="T4">My ev’ry act, word, thought be lov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6">
        <draw:frame draw:style-name="gr5" draw:text-style-name="P4" draw:layer="layout" svg:width="24.638cm" svg:height="7.011cm" svg:x="1.524cm" svg:y="0.762cm">
          <draw:text-box>
            <text:p text:style-name="P1"><text:span text:style-name="T3">3. </text:span><text:span text:style-name="T4">This love unwearied I pursue</text:span><text:span text:style-name="T4"><text:line-break/></text:span><text:span text:style-name="T4">And dauntlessly to Thee aspire.</text:span><text:span text:style-name="T4"><text:line-break/></text:span><text:span text:style-name="T4">Oh, may Thy love my hope renew,</text:span><text:span text:style-name="T4"><text:line-break/></text:span><text:span text:style-name="T4">Burn in my soul like heav’nly fir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7">
        <draw:frame draw:style-name="gr6" draw:text-style-name="P6" draw:layer="layout" svg:width="24.638cm" svg:height="3.631cm" svg:x="1.524cm" svg:y="0.687cm">
          <draw:text-box>
            <text:p text:style-name="P1"><text:span text:style-name="T4">And day and night, be all my care</text:span><text:span text:style-name="T4"><text:line-break/></text:span><text:span text:style-name="T4">To guard this sacred treasure ther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Default8">
        <draw:frame draw:style-name="gr5" draw:text-style-name="P4" draw:layer="layout" svg:width="24.638cm" svg:height="7.011cm" svg:x="1.524cm" svg:y="0.688cm">
          <draw:text-box>
            <text:p text:style-name="P1"><text:span text:style-name="T3">4. </text:span><text:span text:style-name="T4">In suff’ring be Thy love my peace,</text:span><text:span text:style-name="T4"><text:line-break/></text:span><text:span text:style-name="T4">In weakness be Thy love my pow’r;</text:span><text:span text:style-name="T4"><text:line-break/></text:span><text:span text:style-name="T4">And when the storms of life shall cease,</text:span><text:span text:style-name="T4"><text:line-break/></text:span><text:span text:style-name="T4">O Jesus, in that final hour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Default9">
        <draw:frame draw:style-name="gr7" draw:text-style-name="P6" draw:layer="layout" svg:width="24.638cm" svg:height="12.45cm" svg:x="1.524cm" svg:y="0.829cm">
          <draw:text-box>
            <text:p text:style-name="P1"><text:span text:style-name="T4">Be Thou my rod and staff and guide,</text:span><text:span text:style-name="T4"><text:line-break/></text:span><text:span text:style-name="T4">And draw me safely to Thy side!</text:span></text:p>
            <text:p text:style-name="P8"><text:span text:style-name="T5"><text:line-break/></text:span><text:span text:style-name="T5"/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7"/></text:p>
            <text:p text:style-name="P8"><text:span text:style-name="T7"><text:s text:c="5"/></text:span><text:span text:style-name="T8"><text:s/></text:span><text:span text:style-name="T8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itmap_20_7" draw:display-name="Bitmap 7" xlink:href="Pictures/1000000000000600000003606B332E6CEF1541E5.bmp" xlink:type="simple" xlink:show="embed" xlink:actuate="onLoad"/>
    <draw:fill-image draw:name="Bitmap_20_8" draw:display-name="Bitmap 8" xlink:href="Pictures/1000000000000600000003606B332E6CEF1541E5.bmp" xlink:type="simple" xlink:show="embed" xlink:actuate="onLoad"/>
    <draw:fill-image draw:name="Bitmap_20_9" draw:display-name="Bitmap 9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2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6T16:58:00.793000000</meta:creation-date>
    <dc:date>2019-02-19T22:40:08.652000000</dc:date>
    <meta:editing-duration>PT18M1S</meta:editing-duration>
    <meta:editing-cycles>10</meta:editing-cycles>
    <meta:generator>LibreOffice/6.1.3.2$Windows_X86_64 LibreOffice_project/86daf60bf00efa86ad547e59e09d6bb77c699acb</meta:generator>
    <meta:document-statistic meta:object-count="156"/>
  </office:meta>
</office:document-meta>
</file>